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98cm" style:rel-column-width="22352*"/>
    </style:style>
    <style:style style:name="Tableau1.B" style:family="table-column">
      <style:table-column-properties style:column-width="11.202cm" style:rel-column-width="43183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0ec54" officeooo:paragraph-rsid="00140f05"/>
    </style:style>
    <style:style style:name="P2" style:family="paragraph" style:parent-style-name="Standard">
      <style:text-properties officeooo:paragraph-rsid="00140f05"/>
    </style:style>
    <style:style style:name="P3" style:family="paragraph" style:parent-style-name="Table_20_Contents">
      <style:text-properties officeooo:paragraph-rsid="00140f05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wnload_barcode">
        <text:p text:style-name="P1"/>
        <text:p text:style-name="P1">Ce document a été signé électroniquement. </text:p>
        <text:p text:style-name="P1">La version électronique peut être téléchargée jusqu’au <text:conditional-text text:condition="ooow:&quot;view.context_var('render_download_barcode')&quot;" text:string-value-if-true="&quot;view.display_date(date=max_download_date, custom_format='%d %B %Y')&quot;" text:string-value-if-false="">view.display_date(date=max_download_date, custom_format='%d %B %Y')</text:conditional-text><text:s/>via le QR code ou l’adresse mentionnée ci-dessous.</text:p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"><office:annotation loext:resolved="false"><dc:creator>sge</dc:creator><dc:date>2026-01-20T00:52:00.649630192</dc:date><meta:creator-initials>sge</meta:creator-initials><text:p text:style-name="Comment"><text:span text:style-name="T1">do text meta-if view.context_var(</text:span>'render_download_barcode')</text:p><text:p text:style-name="Comment">if download_barcode</text:p><text:p text:style-name="Comment">from document(content=download_barcode, format='png', anchor='char')</text:p></office:annotation></text:p>
            </table:table-cell>
            <table:table-cell table:style-name="Tableau1.A1" office:value-type="string">
              <text:p text:style-name="P3"><text:conditional-text text:condition="ooow:&quot;view.context_var('render_download_barcode')&quot;" text:string-value-if-true="&quot;download_url&quot;" text:string-value-if-false="">download_url</text:conditional-text></text:p>
            </table:table-cell>
          </table:table-row>
        </table:table>
        <text:p text:style-name="P2"/>
        <text:p text:style-name="P2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34:35.550976596</meta:creation-date>
    <meta:editing-cycles>7</meta:editing-cycles>
    <meta:editing-duration>PT10H58M20S</meta:editing-duration>
    <dc:date>2026-01-20T12:55:46.707347401</dc:date>
    <meta:generator>LibreOffice/24.2.7.2$Linux_X86_64 LibreOffice_project/420$Build-2</meta:generator>
    <meta:document-statistic meta:table-count="1" meta:image-count="0" meta:object-count="0" meta:page-count="1" meta:paragraph-count="4" meta:word-count="26" meta:character-count="227" meta:non-whitespace-character-count="203"/>
  </office:meta>
</office:document-meta>
</file>